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PMetadata.toSAX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Metadata.XMP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PMetadata.XMPMetadata( Metadata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Metadata.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Metadata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Metadata.setReadOnly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Metadata.get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Metadata.setMetadata( Metadata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